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ertificateOfOrigi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ertificateOfOrigin">
            <text:p>CertificateOfOrigin</text:p>
          </table:table-cell>
          <table:table-cell table:style-name="ce7" office:value-type="string" office:string-value="Certificate Of Origin. Details">
            <text:p>Certificate Of Origin. Details</text:p>
          </table:table-cell>
          <table:table-cell table:style-name="ce7" office:value-type="string" office:string-value=""/>
          <table:table-cell table:style-name="ce7" office:value-type="string" office:string-value="Certificate Of Origin">
            <text:p>Certificate Of Origi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that describes the Certificate of Origin.">
            <text:p>A document that describes the Certificate of Origin.</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ertificate Of Origin. UBL Version Identifier. Identifier">
            <text:p>Certificate Of Origin. UBL Version Identifier.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ertificate Of Origin. Customization Identifier. Identifier">
            <text:p>Certificate Of Origin. Customization Identifier.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ertificate Of Origin. Profile Identifier. Identifier">
            <text:p>Certificate Of Origin. Profile Identifier.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ertificate Of Origin. Profile Execution Identifier. Identifier">
            <text:p>Certificate Of Origin. Profile Execution Identifier.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ertificate Of Origin. Identifier">
            <text:p>Certificate Of Origin.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188">
            <text:p>1188</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Certificate Of Origin. UUID. Identifier">
            <text:p>Certificate Of Origin. UUID.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8" office:string-value="Certificate Of Origin. Issue Date. Date">
            <text:p>Certificate Of Origin. Issue Date. Date</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9]&lt;&gt;&quot;&quot;;CONCATENATE([.F9];&quot; &quot;;[.G9]);[.G9])"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9]&lt;&gt;&quot;&quot;;CONCATENATE([.J9];&quot;_ &quot;;[.I9];&quot;. Type&quot;);CONCATENATE([.I9];&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039">
            <text:p>2039</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8" office:string-value="Certificate Of Origin. Issue Time. Time">
            <text:p>Certificate Of Origin. Issue Time. Time</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0]&lt;&gt;&quot;&quot;;CONCATENATE([.F10];&quot; &quot;;[.G10]);[.G10])"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0]&lt;&gt;&quot;&quot;;CONCATENATE([.J10];&quot;_ &quot;;[.I10];&quot;. Type&quot;);CONCATENATE([.I10];&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039">
            <text:p>2039</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Description">
            <text:p>Description</text:p>
          </table:table-cell>
          <table:table-cell office:value-type="string" table:style-name="ce8" office:string-value="Certificate Of Origin. Description. Text">
            <text:p>Certificate Of Origin. Description. Text</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1]&lt;&gt;&quot;&quot;;CONCATENATE([.F11];&quot; &quot;;[.G11]);[.G11])"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1]&lt;&gt;&quot;&quot;;CONCATENATE([.J11];&quot;_ &quot;;[.I11];&quot;. Type&quot;);CONCATENATE([.I1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0) changed from Textual description of a Certificate Of Origin. to Textual description of the document instance. ">
            <text:p>Changes for UBL 2.0 Update Package: Definition (cell Q10) changed from <text:s/>Textual description of a Certificate Of Origin. <text:s/>to <text:s/>Textual description of the document instance. </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Certificate Of Origin. Note. Text">
            <text:p>Certificate Of Origin. Note. Text</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8" office:string-value="Certificate Of Origin. Version. Identifier">
            <text:p>Certificate Of Origin. Version. Identifier</text:p>
          </table:table-cell>
          <table:table-cell table:style-name="ce8" office:value-type="string" office:string-value=""/>
          <table:table-cell office:value-type="string" table:style-name="ce8" office:string-value="Certificate Of Origin">
            <text:p>Certificate Of Origin</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3]&lt;&gt;&quot;&quot;;CONCATENATE([.F13];&quot; &quot;;[.G13]);[.G13])"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version of this Certificate of Origin.">
            <text:p>Identifies the version of this Certificate of Origi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9" office:value-type="string" office:string-value="Certificate Of Origin. Signature">
            <text:p>Certificate Of Origin. Signature</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9" office:value-type="string" office:string-value="Certificate Of Origin. Exporter_ Party. Party">
            <text:p>Certificate Of Origin. Exporter_ Party. Party</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Exporter">
            <text:p>Export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Exporter (WCO ID 41 and 42)">
            <text:p>Exporter (WCO ID 41 and 42)</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who makes the export declaration, or on whose behalf the export declaration is made, and who is the owner of the goods or has similar right of disposal over them at the time when the declaration is accepted.">
            <text:p>The Party who makes the export declaration, or on whose behalf the export declaration is made, and who is the owner of the goods or has similar right of disposal over them at the time when the declaration is accepted.</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9" office:value-type="string" office:string-value="Certificate Of Origin. Importer_ Party. Party">
            <text:p>Certificate Of Origin. Importer_ Party. Party</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Importer">
            <text:p>Import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Importer (WCO ID 39 and 40)">
            <text:p>Importer (WCO ID 39 and 40)</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who makes an import declaration, or on whose behalf a Customs clearing agent or other authorized person makes an import declaration. This may include a person who has possession of the goods or to whom the goods are consigned.">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9" office:value-type="string" office:string-value="Certificate Of Origin. Endorser Party">
            <text:p>Certificate Of Origin. Endorser Party</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Endorser Party">
            <text:p>Endorser Party</text:p>
          </table:table-cell>
          <table:table-cell table:style-name="ce9" office:value-type="string" office:string-value="Endorser Party">
            <text:p>Endors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ndorser Party">
            <text:p>Endorser Part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Party providing the endorsement.">
            <text:p>The Party providing the endorse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9" office:value-type="string" office:string-value="Certificate Of Origin. Certificate Of Origin Application">
            <text:p>Certificate Of Origin. Certificate Of Origin Application</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Certificate Of Origin Application">
            <text:p>Certificate Of Origin Application</text:p>
          </table:table-cell>
          <table:table-cell table:style-name="ce9" office:value-type="string" office:string-value="Certificate Of Origin Application">
            <text:p>Certificate Of Origin Appl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ertificate Of Origin Application">
            <text:p>Certificate Of Origin Application</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Details of the application for a Certificate of Origin.">
            <text:p>Details of the application for a Certificate of Origi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9" office:value-type="string" office:string-value="Certificate Of Origin. Issuer_ Endorsement. Endorsement">
            <text:p>Certificate Of Origin. Issuer_ Endorsement. Endorsement</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Issuer">
            <text:p>Issuer</text:p>
          </table:table-cell>
          <table:table-cell table:style-name="ce9" office:value-type="string" office:string-value=""/>
          <table:table-cell table:style-name="ce9" office:value-type="string" office:string-value=""/>
          <table:table-cell table:style-name="ce9" table:formula="of:=[.M19]" office:value-type="string" office:string-value="Endorsement">
            <text:p>Endorsement</text:p>
          </table:table-cell>
          <table:table-cell table:style-name="ce9" office:value-type="string" office:string-value="Endorsement">
            <text:p>Endorse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ndorsement">
            <text:p>Endorsemen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Issuer Endorsement details.">
            <text:p>Issuer Endorsement detail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9" office:value-type="string" office:string-value="Certificate Of Origin. Embassy_ Endorsement. Endorsement">
            <text:p>Certificate Of Origin. Embassy_ Endorsement. Endorsement</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Embassy">
            <text:p>Embassy</text:p>
          </table:table-cell>
          <table:table-cell table:style-name="ce9" office:value-type="string" office:string-value=""/>
          <table:table-cell table:style-name="ce9" office:value-type="string" office:string-value=""/>
          <table:table-cell table:style-name="ce9" table:formula="of:=[.M20]" office:value-type="string" office:string-value="Endorsement">
            <text:p>Endorsement</text:p>
          </table:table-cell>
          <table:table-cell table:style-name="ce9" office:value-type="string" office:string-value="Endorsement">
            <text:p>Endorse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ndorsement">
            <text:p>Endorsem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Embassy Endorsement details.">
            <text:p>Embassy Endorsement detail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9" office:value-type="string" office:string-value="Certificate Of Origin. Insurance_ Endorsement. Endorsement">
            <text:p>Certificate Of Origin. Insurance_ Endorsement. Endorsement</text:p>
          </table:table-cell>
          <table:table-cell table:style-name="ce9" office:value-type="string" office:string-value=""/>
          <table:table-cell table:style-name="ce9" office:value-type="string" office:string-value="Certificate Of Origin">
            <text:p>Certificate Of Origin</text:p>
          </table:table-cell>
          <table:table-cell table:style-name="ce9" office:value-type="string" office:string-value="Insurance">
            <text:p>Insurance</text:p>
          </table:table-cell>
          <table:table-cell table:style-name="ce9" office:value-type="string" office:string-value=""/>
          <table:table-cell table:style-name="ce9" office:value-type="string" office:string-value=""/>
          <table:table-cell table:style-name="ce9" table:formula="of:=[.M21]" office:value-type="string" office:string-value="Endorsement">
            <text:p>Endorsement</text:p>
          </table:table-cell>
          <table:table-cell table:style-name="ce9" office:value-type="string" office:string-value="Endorsement">
            <text:p>Endorse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ndorsement">
            <text:p>Endorsem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Insurance Endorsement details.">
            <text:p>Insurance Endorsement detail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